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cleManager.ArticleManager( ArticleCalculator calculator , ArticleDatabase data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ticleManager.updateArticleCounters( String newspa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ticleManager.updateRelatedArticlesCounters( String newspa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